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10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" manifest:full-path="ObjectReplacements/Object 4"/>
  <manifest:file-entry manifest:media-type="application/x-openoffice-gdimetafile;windows_formatname=&quot;GDIMetaFile&quot;" manifest:full-path="ObjectReplacements/Object 13"/>
  <manifest:file-entry manifest:media-type="" manifest:full-path="ObjectReplacements/Object 5"/>
  <manifest:file-entry manifest:media-type="" manifest:full-path="ObjectReplacements/Object 14"/>
  <manifest:file-entry manifest:media-type="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25 </text:span><text:span text:style-name="T2"><text:tab/>Нехай маємо вибірку </text:span><text:span text:style-name="T2"><draw:frame draw:style-name="fr1" draw:name="Object1" text:anchor-type="as-char" svg:y="-0.198in" svg:width="0.7835in" svg:height="0.327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 - спостережень за випадковою величиною і треба оцінити випадковий параметр а.</text:span></text:p>
      <text:p text:style-name="mark"><text:span text:style-name="T2">Нехай побудовано функції:</text:span></text:p>
      <text:p text:style-name="mark"><text:span text:style-name="T2"><draw:frame draw:style-name="fr1" draw:name="Object2" text:anchor-type="as-char" svg:y="-0.202in" svg:width="2.6028in" svg:height="0.331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Тоді, якщо </text:span><text:span text:style-name="T2"><draw:frame draw:style-name="fr1" draw:name="Object3" text:anchor-type="as-char" svg:y="-0.202in" svg:width="3.2091in" svg:height="0.331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&gt;= </text:span><text:span text:style-name="T2"><draw:frame draw:style-name="fr1" draw:name="Object4" text:anchor-type="as-char" svg:y="-0.1154in" svg:width="0.1445in" svg:height="0.170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, то інтервал </text:span><text:span text:style-name="T2"><draw:frame draw:style-name="fr1" draw:name="Object5" text:anchor-type="as-char" svg:y="-0.202in" svg:width="2.6508in" svg:height="0.331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називають </text:span><text:span text:style-name="T4">довірчим інтервалом, </text:span><text:span text:style-name="T3"><draw:frame draw:style-name="fr1" draw:name="Object6" text:anchor-type="as-char" svg:y="-0.1154in" svg:width="0.1445in" svg:height="0.170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- </text:span><text:span text:style-name="T4">достовірність аналізу.</text:span></text:p>
      <text:p text:style-name="mark"><text:span text:style-name="T3"><draw:frame draw:style-name="fr1" draw:name="Object7" text:anchor-type="as-char" svg:y="-0.2626in" svg:width="1.1772in" svg:height="0.3256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mark"><text:span text:style-name="T3">Розглянемо А – довірчий інтервал, коли відомо </text:span><text:span text:style-name="T3"><draw:frame draw:style-name="fr1" draw:name="Object8" text:anchor-type="as-char" svg:y="-0.2626in" svg:width="0.2425in" svg:height="0.2756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mark"><text:span text:style-name="T3"><draw:frame draw:style-name="fr1" draw:name="Object9" text:anchor-type="as-char" svg:y="-0.3335in" svg:width="1.7256in" svg:height="0.522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mark"><text:span text:style-name="T3"><draw:frame draw:style-name="fr1" draw:name="Object10" text:anchor-type="as-char" svg:y="-0.6398in" svg:width="3.3728in" svg:height="0.895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=&gt; </text:span><text:span text:style-name="T3"><draw:frame draw:style-name="fr1" draw:name="Object11" text:anchor-type="as-char" svg:y="-0.6398in" svg:width="1.7252in" svg:height="0.895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mark"><text:span text:style-name="T3"><draw:frame draw:style-name="fr1" draw:name="Object12" text:anchor-type="as-char" svg:y="-0.3335in" svg:width="1.0154in" svg:height="0.528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, </text:span><text:span text:style-name="T3"><draw:frame draw:style-name="fr1" draw:name="Object13" text:anchor-type="as-char" svg:y="-0.4035in" svg:width="1.2799in" svg:height="0.4917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mark"><text:span text:style-name="T3">В результаті отримуємо оцінку при відомій дисперсії та невідомому мат сподіванні:</text:span></text:p>
      <text:p text:style-name="mark"><text:span text:style-name="T3"><draw:frame draw:style-name="fr1" draw:name="Object14" text:anchor-type="as-char" svg:y="-0.3618in" svg:width="2.0602in" svg:height="0.5756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13:48:39</dc:date>
    <dc:creator>axel </dc:creator>
    <meta:editing-duration>PT12H31M37S</meta:editing-duration>
    <meta:editing-cycles>37</meta:editing-cycles>
    <meta:document-statistic meta:table-count="0" meta:image-count="0" meta:object-count="14" meta:page-count="1" meta:paragraph-count="10" meta:word-count="50" meta:character-count="359" meta:non-whitespace-character-count="296"/>
  </office:meta>
</office:document-meta>
</file>

<file path=Object 1/content.xml><?xml version="1.0" encoding="utf-8"?>
<math xmlns="http://www.w3.org/1998/Math/MathML">
  <semantics>
    <mrow>
      <msub>
        <mi>x</mi>
        <mn>1,</mn>
      </msub>
      <mn>...</mn>
      <mi>,</mi>
      <msub>
        <mi>x</mi>
        <mi>n</mi>
      </msub>
    </mrow>
    <annotation encoding="StarMath 5.0">x_1, ..., x_n</annotation>
  </semantics>
</math>
</file>

<file path=Object 10/content.xml><?xml version="1.0" encoding="utf-8"?>
<math xmlns="http://www.w3.org/1998/Math/MathML">
  <semantics>
    <mrow>
      <mi>P</mi>
      <mrow>
        <mfenced open="(" close=")">
          <mrow>
            <mrow>
              <mfenced open="∣" close="∣">
                <mrow>
                  <mfrac>
                    <mrow>
                      <mrow>
                        <mrow>
                          <munderover>
                            <mo stretchy="false">∑</mo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  <mrow>
                              <mi>n</mi>
                            </mrow>
                          </munderover>
                          <msub>
                            <mo stretchy="false">ξ</mo>
                            <mi>i</mi>
                          </msub>
                        </mrow>
                        <mo stretchy="false">−</mo>
                        <msub>
                          <mi>a</mi>
                          <mi>n</mi>
                        </msub>
                      </mrow>
                    </mrow>
                    <mrow>
                      <mo stretchy="false">σ</mo>
                      <msqrt>
                        <mrow>
                          <mi>n</mi>
                        </mrow>
                      </msqrt>
                    </mrow>
                  </mfrac>
                </mrow>
              </mfenced>
              <mo stretchy="false">&lt;</mo>
              <mi>z</mi>
            </mrow>
          </mrow>
        </mfenced>
        <mo stretchy="false">=</mo>
        <mn>2</mn>
      </mrow>
      <mo stretchy="false">Φ</mo>
      <mrow>
        <mo stretchy="false">(</mo>
        <mrow>
          <mi>z</mi>
        </mrow>
        <mo stretchy="false">)</mo>
      </mrow>
      <mi>,</mi>
      <mn>2</mn>
      <mo stretchy="false">Φ</mo>
      <mrow>
        <mrow>
          <mo stretchy="false">(</mo>
          <mrow>
            <mi>z</mi>
          </mrow>
          <mo stretchy="false">)</mo>
        </mrow>
        <mo stretchy="false">=</mo>
        <mo stretchy="false">γ</mo>
      </mrow>
    </mrow>
    <annotation encoding="StarMath 5.0">P left( abs{{sum from {i=1} to {n} %xi _i - a_n} over {%sigma sqrt{n}}} &lt; z right) = 2 %PHI (z), 2 %PHI(z) = %gamma</annotation>
  </semantics>
</math>
</file>

<file path=Object 11/content.xml><?xml version="1.0" encoding="utf-8"?>
<math xmlns="http://www.w3.org/1998/Math/MathML">
  <semantics>
    <mrow>
      <mrow>
        <mfenced open="(" close=")">
          <mrow>
            <mrow>
              <mfenced open="∣" close="∣">
                <mrow>
                  <mfrac>
                    <mrow>
                      <mrow>
                        <mrow>
                          <munderover>
                            <mo stretchy="false">∑</mo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  <mrow>
                              <mi>n</mi>
                            </mrow>
                          </munderover>
                          <msub>
                            <mo stretchy="false">ξ</mo>
                            <mi>i</mi>
                          </msub>
                        </mrow>
                        <mo stretchy="false">−</mo>
                        <msub>
                          <mi>a</mi>
                          <mi>n</mi>
                        </msub>
                      </mrow>
                    </mrow>
                    <mrow>
                      <mo stretchy="false">σ</mo>
                      <msqrt>
                        <mrow>
                          <mi>n</mi>
                        </mrow>
                      </msqrt>
                    </mrow>
                  </mfrac>
                </mrow>
              </mfenced>
              <mo stretchy="false">&lt;</mo>
              <mi>z</mi>
            </mrow>
          </mrow>
        </mfenced>
        <mo stretchy="false">&lt;</mo>
        <mi mathvariant="italic">zy</mi>
      </mrow>
    </mrow>
    <annotation encoding="StarMath 5.0">left( abs{{sum from {i=1} to {n} %xi _i - a_n} over {%sigma sqrt{n}}} &lt; z right) &lt; zy</annotation>
  </semantics>
</math>
</file>

<file path=Object 12/content.xml><?xml version="1.0" encoding="utf-8"?>
<math xmlns="http://www.w3.org/1998/Math/MathML">
  <semantics>
    <mrow>
      <mrow>
        <mover accent="true">
          <msub>
            <mi>a</mi>
            <mi>n</mi>
          </msub>
          <mo stretchy="false">̂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x</mi>
          <mi>i</mi>
        </msub>
      </mrow>
    </mrow>
    <annotation encoding="StarMath 5.0">hat a_n = {1} over {n} sum from {i=1} to {n} x_i</annotation>
  </semantics>
</math>
</file>

<file path=Object 13/content.xml><?xml version="1.0" encoding="utf-8"?>
<math xmlns="http://www.w3.org/1998/Math/MathML">
  <semantics>
    <mrow>
      <msqrt>
        <mrow>
          <mi>n</mi>
        </mrow>
      </msqrt>
      <mrow>
        <mfenced open="∣" close="∣">
          <mrow>
            <mfrac>
              <mrow>
                <mover accent="true">
                  <msub>
                    <mi>a</mi>
                    <mi>n</mi>
                  </msub>
                  <mo stretchy="false">̂</mo>
                </mover>
                <mi>–</mi>
                <mi>a</mi>
              </mrow>
              <mrow>
                <mo stretchy="false">σ</mo>
              </mrow>
            </mfrac>
          </mrow>
        </mfenced>
        <mo stretchy="false">&lt;</mo>
        <msub>
          <mi>z</mi>
          <mrow>
            <mo stretchy="false">γ</mo>
          </mrow>
        </msub>
      </mrow>
    </mrow>
    <annotation encoding="StarMath 5.0">sqrt{n} abs {{hat a_n – a} over {%sigma}} &lt; z_{%gamma}</annotation>
  </semantics>
</math>
</file>

<file path=Object 14/content.xml><?xml version="1.0" encoding="utf-8"?>
<math xmlns="http://www.w3.org/1998/Math/MathML">
  <semantics>
    <mrow>
      <mover accent="true">
        <msub>
          <mi>a</mi>
          <mi>n</mi>
        </msub>
        <mo stretchy="false">̂</mo>
      </mover>
      <mi>–</mi>
      <mrow>
        <mrow>
          <mfrac>
            <mrow>
              <msub>
                <mi>z</mi>
                <mrow>
                  <mo stretchy="false">γ</mo>
                </mrow>
              </msub>
              <mo stretchy="false">σ</mo>
            </mrow>
            <mrow>
              <msqrt>
                <mrow>
                  <mi>n</mi>
                </mrow>
              </msqrt>
            </mrow>
          </mfrac>
          <mo stretchy="false">&lt;</mo>
          <mi>a</mi>
        </mrow>
        <mo stretchy="false">&lt;</mo>
        <mrow>
          <mover accent="true">
            <msub>
              <mi>a</mi>
              <mi>n</mi>
            </msub>
            <mo stretchy="false">̂</mo>
          </mover>
          <mo stretchy="false">+</mo>
          <mfrac>
            <mrow>
              <msub>
                <mi>z</mi>
                <mrow>
                  <mo stretchy="false">γ</mo>
                </mrow>
              </msub>
              <mo stretchy="false">σ</mo>
            </mrow>
            <mrow>
              <msqrt>
                <mrow>
                  <mi>n</mi>
                </mrow>
              </msqrt>
            </mrow>
          </mfrac>
        </mrow>
      </mrow>
    </mrow>
    <annotation encoding="StarMath 5.0">hat a_n – {z_{%gamma} %sigma} over {sqrt{n}} &lt; a &lt; hat a_n + {z_{%gamma} %sigma} over {sqrt{n}}</annotation>
  </semantics>
</math>
</file>

<file path=Object 2/content.xml><?xml version="1.0" encoding="utf-8"?>
<math xmlns="http://www.w3.org/1998/Math/MathML">
  <semantics>
    <mrow>
      <msub>
        <mo stretchy="false">ϕ</mo>
        <mn>1</mn>
      </msub>
      <mrow>
        <mo stretchy="false">(</mo>
        <mrow>
          <msub>
            <mi>x</mi>
            <mn>1,</mn>
          </msub>
          <mn>...</mn>
          <mi>,</mi>
          <msub>
            <mi>x</mi>
            <mi>n</mi>
          </msub>
        </mrow>
        <mo stretchy="false">)</mo>
      </mrow>
      <mi>;</mi>
      <msub>
        <mo stretchy="false">ϕ</mo>
        <mn>2</mn>
      </msub>
      <mrow>
        <mo stretchy="false">(</mo>
        <mrow>
          <msub>
            <mi>x</mi>
            <mn>1,</mn>
          </msub>
          <mn>...</mn>
          <mi>,</mi>
          <msub>
            <mi>x</mi>
            <mi>n</mi>
          </msub>
        </mrow>
        <mo stretchy="false">)</mo>
      </mrow>
      <mi>;</mi>
    </mrow>
    <annotation encoding="StarMath 5.0">%phi _1 (x_1, ..., x_n); %phi _2 (x_1, ..., x_n);</annotation>
  </semantics>
</math>
</file>

<file path=Object 3/content.xml><?xml version="1.0" encoding="utf-8"?>
<math xmlns="http://www.w3.org/1998/Math/MathML">
  <semantics>
    <mrow>
      <mi>P</mi>
      <mrow>
        <mo stretchy="false">(</mo>
        <mrow>
          <msub>
            <mo stretchy="false">ϕ</mo>
            <mn>1</mn>
          </msub>
          <mrow>
            <mrow>
              <mrow>
                <mo stretchy="false">(</mo>
                <mrow>
                  <msub>
                    <mi>x</mi>
                    <mn>1,</mn>
                  </msub>
                  <mn>...</mn>
                  <mi>,</mi>
                  <msub>
                    <mi>x</mi>
                    <mi>n</mi>
                  </msub>
                </mrow>
                <mo stretchy="false">)</mo>
              </mrow>
              <mo stretchy="false">≤</mo>
              <mi>a</mi>
            </mrow>
            <mo stretchy="false">≤</mo>
            <msub>
              <mo stretchy="false">ϕ</mo>
              <mn>2</mn>
            </msub>
          </mrow>
          <mrow>
            <mo stretchy="false">(</mo>
            <mrow>
              <msub>
                <mi>x</mi>
                <mn>1,</mn>
              </msub>
              <mn>...</mn>
              <mi>,</mi>
              <msub>
                <mi>x</mi>
                <mi>n</mi>
              </msub>
            </mrow>
            <mo stretchy="false">)</mo>
          </mrow>
        </mrow>
        <mo stretchy="false">)</mo>
      </mrow>
    </mrow>
    <annotation encoding="StarMath 5.0">P(%phi _1 (x_1, ..., x_n) &lt;= a &lt;= %phi _2 (x_1, ..., x_n))</annotation>
  </semantics>
</math>
</file>

<file path=Object 4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5/content.xml><?xml version="1.0" encoding="utf-8"?>
<math xmlns="http://www.w3.org/1998/Math/MathML">
  <semantics>
    <mrow>
      <mrow>
        <mo stretchy="false">(</mo>
        <mrow>
          <msub>
            <mo stretchy="false">ϕ</mo>
            <mn>1</mn>
          </msub>
          <mrow>
            <mo stretchy="false">(</mo>
            <mrow>
              <msub>
                <mi>x</mi>
                <mn>1,</mn>
              </msub>
              <mn>...</mn>
              <mi>,</mi>
              <msub>
                <mi>x</mi>
                <mi>n</mi>
              </msub>
            </mrow>
            <mo stretchy="false">)</mo>
          </mrow>
          <mi>,</mi>
          <msub>
            <mo stretchy="false">ϕ</mo>
            <mn>2</mn>
          </msub>
          <mrow>
            <mo stretchy="false">(</mo>
            <mrow>
              <msub>
                <mi>x</mi>
                <mn>1,</mn>
              </msub>
              <mn>...</mn>
              <mi>,</mi>
              <msub>
                <mi>x</mi>
                <mi>n</mi>
              </msub>
            </mrow>
            <mo stretchy="false">)</mo>
          </mrow>
        </mrow>
        <mo stretchy="false">)</mo>
      </mrow>
    </mrow>
    <annotation encoding="StarMath 5.0">(%phi _1 (x_1, ..., x_n), %phi _2 (x_1, ..., x_n))</annotation>
  </semantics>
</math>
</file>

<file path=Object 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7/content.xml><?xml version="1.0" encoding="utf-8"?>
<math xmlns="http://www.w3.org/1998/Math/MathML">
  <semantics>
    <mrow>
      <mo stretchy="false">ξ</mo>
      <mo stretchy="false">→</mo>
      <mi>N</mi>
      <mrow>
        <mo stretchy="false">(</mo>
        <mrow>
          <mi>a</mi>
          <mi>,</mi>
          <msup>
            <mo stretchy="false">σ</mo>
            <mn>2</mn>
          </msup>
        </mrow>
        <mo stretchy="false">)</mo>
      </mrow>
    </mrow>
    <annotation encoding="StarMath 5.0">%xi rightarrow N(a, %sigma ^2)</annotation>
  </semantics>
</math>
</file>

<file path=Object 8/content.xml><?xml version="1.0" encoding="utf-8"?>
<math xmlns="http://www.w3.org/1998/Math/MathML">
  <semantics>
    <mrow>
      <msup>
        <mo stretchy="false">σ</mo>
        <mn>2</mn>
      </msup>
    </mrow>
    <annotation encoding="StarMath 5.0">%sigma ^2</annotation>
  </semantics>
</math>
</file>

<file path=Object 9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o stretchy="false">ξ</mo>
          <mi>i</mi>
        </msub>
      </mrow>
      <mo stretchy="false">→</mo>
      <mi>N</mi>
      <mrow>
        <mo stretchy="false">(</mo>
        <mrow>
          <msub>
            <mi>a</mi>
            <mi>n</mi>
          </msub>
          <mi>,</mi>
          <mi>n</mi>
          <msup>
            <mo stretchy="false">σ</mo>
            <mn>2</mn>
          </msup>
        </mrow>
        <mo stretchy="false">)</mo>
      </mrow>
    </mrow>
    <annotation encoding="StarMath 5.0">sum from {i=1} to {n} %xi _ i rightarrow N(a_n, n%sigma ^2)</annotation>
  </semantics>
</math>
</file>